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5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loext:graphic-properties draw:fill="none"/>
      <style:text-properties fo:color="#00ccff" fo:font-size="16pt" style:font-size-asian="16pt" style:font-size-complex="16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color="#00cc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2cm" presentation:class="subtitle" presentation:user-transformed="true">
          <draw:text-box>
            <text:p text:style-name="P1"><text:span text:style-name="T1">用十分鐘決定</text:span></text:p>
            <text:p text:style-name="P1"><text:span text:style-name="T1"/></text:p>
            <text:p text:style-name="P1"><text:span text:style-name="T1">要不要念大學《資訊工程系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1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你是個高中生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想要讀大學的《資訊工程系》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那麼你應該做的第一件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努力念書，讓成績變好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先瞭解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學資工系到底學些甚麼？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好像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>你應該不會娶一個從未見過面的女人一樣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如果你堅持要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我們也沒辦法反對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能祝福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百年好合，白頭偕老了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究竟、大學的資工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些甚麼呢？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很簡短的說、那就是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軟體</text:span></text:p>
              </text:list-item>
              <text:list-item>
                <text:p><text:span text:style-name="T5">韌體</text:span></text:p>
              </text:list-item>
              <text:list-item>
                <text:p><text:span text:style-name="T5">硬體</text:span></text:p>
              </text:list-item>
              <text:list-item>
                <text:p><text:span text:style-name="T5">網路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軟體學甚麼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言以蔽之，就是</text:p>
                <text:list>
                  <text:list-item>
                    <text:p>寫程式</text:p>
                  </text:list-item>
                  <text:list-item>
                    <text:p>寫好程式</text:p>
                  </text:list-item>
                  <text:list-item>
                    <text:p>很有方法的寫好程式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硬體學些甚麼呢？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硬體課程</text:span></text:p>
                <text:list>
                  <text:list-item>
                    <text:p><text:span text:style-name="T7">電子電路</text:span><text:span text:style-name="T7">=&gt;</text:span><text:span text:style-name="T7">數位邏輯</text:span><text:span text:style-name="T7">=&gt;</text:span><text:span text:style-name="T7">計算機結構</text:span></text:p>
                  </text:list-item>
                </text:list>
              </text:list-item>
              <text:list-item>
                <text:p><text:span text:style-name="T6">大致上就是學會</text:span></text:p>
                <text:list>
                  <text:list-item>
                    <text:p><text:span text:style-name="T7">如何設計一台電腦的硬體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《韌體》是甚麼呢？</text:p>
          </draw:text-box>
        </draw:frame>
        <draw:frame presentation:style-name="pr6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就是那些《不軟不硬》、《又軟又硬》的東西</text:span></text:p>
              </text:list-item>
              <text:list-item>
                <text:p><text:span text:style-name="T8">像是橋接軟硬體的</text:span></text:p>
                <text:list>
                  <text:list-item>
                    <text:p><text:span text:style-name="T8">作業系統</text:span></text:p>
                  </text:list-item>
                  <text:list-item>
                    <text:p><text:span text:style-name="T8">組合語言</text:span></text:p>
                  </text:list-item>
                  <text:list-item>
                    <text:p><text:span text:style-name="T8">BIOS</text:span><text:span text:style-name="T8">等等 </text:span><text:span text:style-name="T8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、關於網路部分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目前主要必須學會</text:p>
                <text:list>
                  <text:list-item>
                    <text:p><text:span text:style-name="T9">TCP/IP</text:span><text:span text:style-name="T9">架構與</text:span><text:span text:style-name="T9">Socket</text:span><text:span text:style-name="T9">函式庫</text:span></text:p>
                  </text:list-item>
                  <text:list-item>
                    <text:p><text:span text:style-name="T9">網路管理</text:span></text:p>
                  </text:list-item>
                  <text:list-item>
                    <text:p><text:span text:style-name="T9">Web</text:span><text:span text:style-name="T9">網站前後端程式設計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這樣、你有辦法做決定了嗎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高中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沒辦法？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沒辦法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、我根本沒寫過程式</text:p>
          </draw:text-box>
        </draw:frame>
        <draw:frame presentation:style-name="pr6" draw:text-style-name="P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又怎麼能判斷自己適不適合資工系呢？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9">也對、那你為何不花時間學學看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高中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行！因為我要考試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...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然後、高中生上了大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果然進了資工系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上第一堂程式課的時候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覺得好無聊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無聊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、老師一直叫我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寫那個 C 語言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了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只能印一些字在銀幕上</text:p>
              </text:list-item>
              <text:list-item>
                <text:p>一點都不有趣！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人家的程式都有視窗介面</text:p>
              </text:list-item>
              <text:list-item>
                <text:p>有圖片動畫</text:p>
              </text:list-item>
              <text:list-item>
                <text:p>我的只有印一堆字呢？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了就不想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你想學甚麼呢？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快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三年過去了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終於升上了大學四年級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快畢業了，你有甚麼想法呢？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自己好像沒學會甚麼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學會程式設計了嗎？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一點點，不能說會，也不能說不會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覺得自己有能力去業界工作了嗎？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…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說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老師、我聽人家說，</text:span><text:span text:style-name="T5">xxx</text:span><text:span text:style-name="T5">技術很重要，為何我們學校沒有教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你為何不自己學呢？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知道xxx技術需要會些甚麼嗎？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知道 ...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、你覺得我應不應該念研究所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...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心想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既然沒學到想學的，那就念研究所吧！</text:span></text:p>
              </text:list-item>
              <text:list-item>
                <text:p><text:span text:style-name="T9">聽說碩士薪水比較高</text:span></text:p>
              </text:list-item>
              <text:list-item>
                <text:p><text:span text:style-name="T9">或許在研究所我會學到</text:span><text:span text:style-name="T9">xxx</text:span><text:span text:style-name="T9">技術！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學生果然升上了研究所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指導教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問你會xxx技術嗎？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會ㄟ！大學沒學過 ...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指導教授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你學過yyy課程嗎？</text:p>
              </text:list-item>
              <text:list-item>
                <text:p>那是 xxx技術的基礎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修過這門課，但是 ...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指導教授</text:p>
          </draw:text-box>
        </draw:frame>
        <draw:frame presentation:style-name="pr6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那你有學會其中的</text:span><text:span text:style-name="T5">ooo</text:span><text:span text:style-name="T5">理論嗎？</text:span></text:p>
              </text:list-item>
              <text:list-item>
                <text:p><text:span text:style-name="T5">還有你學會了</text:span><text:span text:style-name="T5">U</text:span><text:span text:style-name="T5">語言嗎？</text:span></text:p>
              </text:list-item>
              <text:list-item>
                <text:p><text:span text:style-name="T5">那是要學會</text:span><text:span text:style-name="T5">xxx</text:span><text:span text:style-name="T5">技術的關鍵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ooo</text:span><text:span text:style-name="T5">理論 …</text:span></text:p>
              </text:list-item>
              <text:list-item>
                <text:p><text:span text:style-name="T5">還有</text:span><text:span text:style-name="T5">U</text:span><text:span text:style-name="T5">語言 </text:span><text:span text:style-name="T5">...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...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…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注意</text:p>
          </draw:text-box>
        </draw:frame>
        <draw:frame draw:style-name="gr3" draw:text-style-name="P11" draw:layer="layout" svg:width="17.8cm" svg:height="1.2cm" svg:x="6.8cm" svg:y="10.2cm">
          <draw:text-box>
            <text:p><text:span text:style-name="T11">投資一定有風險，基金投資有賺有賠，申購前請詳閱公開說明書！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4T20:40:12.434000000</dc:date>
    <meta:editing-duration>P1DT10H43M54S</meta:editing-duration>
    <meta:editing-cycles>351</meta:editing-cycles>
    <meta:generator>LibreOffice/4.4.1.2$Windows_x86 LibreOffice_project/45e2de17089c24a1fa810c8f975a7171ba4cd432</meta:generator>
    <meta:document-statistic meta:object-count="264"/>
  </office:meta>
</office:document-meta>
</file>